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6pt" officeooo:rsid="000d3dfe" officeooo:paragraph-rsid="000d3dfe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officeooo:rsid="000d3dfe" officeooo:paragraph-rsid="000d3df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officeooo:rsid="000e0d9d" officeooo:paragraph-rsid="000e0d9d" style:font-size-asian="10.5pt" style:font-size-complex="12pt"/>
    </style:style>
    <style:style style:name="T1" style:family="text">
      <style:text-properties officeooo:rsid="000e0d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1 Problema 1</text:p>
      <text:p text:style-name="P1"/>
      <text:p text:style-name="P2">Para realizzar este programa primero he investigado sobre las formulas que <text:s/>iba a necesitar.</text:p>
      <text:p text:style-name="P2">Despues de declarar el método he escrito la clase y acto seguido he importado la clase “Scanner” <text:span text:style-name="T1">y declarado la variable “teclado”.</text:span></text:p>
      <text:p text:style-name="P3">He declarado las variables que necistaba para el progra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26T19:40:04.643815427</meta:creation-date>
    <dc:date>2024-09-26T19:48:37.012199565</dc:date>
    <meta:editing-duration>PT8M34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4" meta:word-count="48" meta:character-count="295" meta:non-whitespace-character-count="250"/>
  </office:meta>
</office:document-meta>
</file>